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fill="none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draw:fill="solid" draw:fill-color="#ff950e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Fine_20_Dashed_20__28_var_29_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draw:fill="solid" draw:fill-color="#ffcc99"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cm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5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1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stroke="dash" draw:stroke-dash="Dashed_20__28_var_29_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23" style:family="graphic" style:parent-style-name="standard">
      <style:graphic-properties draw:stroke="dash" draw:stroke-dash="Fine_20_Dashed_20__28_var_29_" draw:fill="none" draw:fill-color="#ffd320" draw:textarea-horizontal-align="justify" draw:textarea-vertical-align="top" draw:auto-grow-height="false"/>
    </style:style>
    <style:style style:name="gr2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420e"/>
    </style:style>
    <style:style style:name="P3" style:family="paragraph">
      <style:text-properties fo:color="#ff420e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666666" fo:font-size="10pt" style:font-size-asian="10pt" style:font-size-complex="10pt"/>
    </style:style>
    <style:style style:name="P6" style:family="paragraph">
      <style:text-properties fo:color="#666666" fo:font-size="10pt" style:font-size-asian="10pt" style:font-size-complex="10pt"/>
    </style:style>
    <style:style style:name="P7" style:family="paragraph">
      <style:paragraph-properties fo:text-align="center"/>
      <style:text-properties fo:color="#ff420e" fo:font-size="10pt" style:font-size-asian="10pt" style:font-size-complex="1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color="#0084d1" fo:font-size="12pt" style:font-size-asian="12pt" style:font-size-complex="12pt"/>
    </style:style>
    <style:style style:name="P11" style:family="paragraph">
      <style:paragraph-properties fo:text-align="center"/>
      <style:text-properties fo:color="#0084d1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420e" fo:font-size="10pt" style:font-size-asian="10pt" style:font-size-complex="1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4d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35cm" svg:height="1.133cm" svg:x="16.51cm" svg:y="19.695cm">
          <text:p text:style-name="P1">Database</text:p>
          <text:p text:style-name="P1"><text:span text:style-name="T1">sensapp.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1.27cm" svg:x="11.176cm" svg:y="17.272cm">
          <text:p text:style-name="P1">Content provider</text:p>
          <text:p text:style-name="P1"><text:span text:style-name="T1">Content://org.sensapp.android.sensappdroid.content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762cm" svg:x="18.034cm" svg:y="18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0.762cm" svg:x="20.828cm" svg:y="18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334cm" svg:height="5.842cm" svg:x="17.78cm" svg:y="9.906cm">
          <text:p text:style-name="P1">Database tasks</text:p>
          <text:p text:style-name="P1"><text:span text:style-name="T1">datarequest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5.842cm" svg:x="11.684cm" svg:y="9.906cm">
          <text:p text:style-name="P1">REST tasks</text:p>
          <text:p text:style-name="P1"><text:span text:style-name="T1">restservice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1.523cm">
          <text:p text:style-name="P1">Put measures</text:p>
          <text:p text:style-name="P1"><text:span text:style-name="T1">PutMeasures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3.047cm">
          <text:p text:style-name="P1">Post sensors</text:p>
          <text:p text:style-name="P1"><text:span text:style-name="T1">PostSensor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0.762cm" svg:x="11.938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1.523cm">
          <text:p text:style-name="P1">Query measures</text:p>
          <text:p text:style-name="P1"><text:span text:style-name="T1">QueryMeasure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3.047cm">
          <text:p text:style-name="P1">Delete sensors</text:p>
          <text:p text:style-name="P1"><text:span text:style-name="T1">DeleteSensor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0.762cm" svg:x="18.034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2.446cm" svg:height="1.524cm" svg:x="10.922cm" svg:y="6.858cm">
          <text:p text:style-name="P1">SensApp service</text:p>
          <text:p text:style-name="P1"><text:span text:style-name="T1">service.SensAp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334cm" svg:height="4.572cm" svg:x="14.478cm" svg:y="0.254cm">
          <text:p text:style-name="P1">Activities</text:p>
          <text:p text:style-name="P1"><text:span text:style-name="T1">activities.*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1.778cm">
          <text:p text:style-name="P1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3.302cm">
          <text:p text:style-name="P1">Meas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334cm" svg:height="4.826cm" svg:x="1.016cm" svg:y="13.716cm">
          <text:p text:style-name="P1">Sens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5.24cm">
          <text:p text:style-name="P1">Instance 1</text:p>
          <text:p text:style-name="P1"><text:span text:style-name="T1">http://server1:port1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6.764cm">
          <text:p text:style-name="P1">Instance 2</text:p>
          <text:p text:style-name="P1"><text:span text:style-name="T1">http://server2:port2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2.212cm" svg:height="0.645cm" svg:x="18.616cm" svg:y="18.913cm">
          <draw:text-box>
            <text:p text:style-name="P2"><text:span text:style-name="T2">SQLite API</text:span></text:p>
          </draw:text-box>
        </draw:frame>
        <draw:custom-shape draw:style-name="gr11" draw:text-style-name="P1" draw:layer="layout" svg:width="0.508cm" svg:height="1.062cm" svg:x="19.05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08cm" svg:height="1.039cm" svg:x="21.844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4" draw:layer="layout" svg:width="1.778cm" svg:height="1.039cm" svg:x="19.812cm" svg:y="16.002cm">
          <draw:text-box>
            <text:p text:style-name="P4"><text:span text:style-name="T2">Content</text:span><text:span text:style-name="T1"> </text:span><text:span text:style-name="T2">resolver</text:span></text:p>
          </draw:text-box>
        </draw:frame>
        <draw:custom-shape draw:style-name="gr3" draw:text-style-name="P1" draw:layer="layout" svg:width="1.016cm" svg:height="0.508cm" svg:x="16.51cm" svg:y="10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016cm" svg:height="0.508cm" svg:x="16.51cm" svg:y="13.8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193cm" svg:height="0.387cm" draw:transform="rotate (0.428478331364608) translate (6.604cm 17.1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311cm" svg:height="0.355cm" draw:transform="rotate (0.428478331364608) translate (6.604cm 14.4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2.54cm" svg:height="0.762cm" svg:x="8.128cm" svg:y="14.254cm">
          <draw:text-box>
            <text:p text:style-name="P4"><text:span text:style-name="T1">HTTP/REST</text:span></text:p>
          </draw:text-box>
        </draw:frame>
        <draw:custom-shape draw:style-name="gr15" draw:text-style-name="P1" draw:layer="layout" svg:width="1.521cm" svg:height="0.508cm" draw:transform="rotate (-1.58074470353126) translate (17.272cm 5.0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2.556cm" svg:height="6.604cm" svg:x="11.066cm" svg:y="9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1.016cm" svg:x="16.764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3" draw:layer="layout" svg:width="2.032cm" svg:height="0.645cm" svg:x="17.526cm" svg:y="8.753cm">
          <draw:text-box>
            <text:p text:style-name="P3"><text:span text:style-name="T2">Execute</text:span></text:p>
          </draw:text-box>
        </draw:frame>
        <draw:path draw:style-name="gr18" draw:text-style-name="P1" draw:layer="layout" svg:width="6.268cm" svg:height="9.695cm" draw:transform="skewX (0.035081117965086) rotate (1.31213853164934) translate (-0.792807538223966cm 17.5104528653816cm)" svg:viewBox="0 0 6269 9696" svg:d="m0 9696c9935 1 5085-9696 5085-9696">
          <text:p/>
        </draw:path>
        <draw:frame draw:style-name="gr17" draw:text-style-name="P1" draw:layer="layout" svg:width="9.906cm" svg:height="3.794cm" svg:x="1.016cm" svg:y="1.265cm">
          <draw:text-box>
            <text:p text:style-name="P1"><text:span text:style-name="T3">SensApp</text:span></text:p>
            <text:p text:style-name="P1"><text:span text:style-name="T3">Android application</text:span></text:p>
            <text:p text:style-name="P1"/>
            <text:p text:style-name="P1"><text:span text:style-name="T4">Overview</text:span></text:p>
          </draw:text-box>
        </draw:frame>
        <draw:custom-shape draw:style-name="gr19" draw:text-style-name="P1" draw:layer="layout" svg:width="4.064cm" svg:height="3.048cm" svg:x="23.622cm" svg:y="1.016cm">
          <text:p text:style-name="P1">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08cm" svg:height="12.192cm" svg:x="24.384cm" svg:y="4.57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508cm" svg:height="12.192cm" svg:x="26.67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6" draw:layer="layout" svg:width="1.778cm" svg:height="1.039cm" svg:x="24.892cm" svg:y="8.867cm">
          <draw:text-box>
            <text:p text:style-name="P5"><text:span text:style-name="T5">Loader API</text:span></text:p>
          </draw:text-box>
        </draw:frame>
        <draw:custom-shape draw:style-name="gr3" draw:text-style-name="P1" draw:layer="layout" svg:width="2.794cm" svg:height="0.508cm" svg:x="20.3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94cm" svg:height="0.508cm" svg:x="20.32cm" svg:y="3.3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3" draw:layer="layout" svg:width="2.286cm" svg:height="1.039cm" svg:x="20.574cm" svg:y="2.009cm">
          <draw:text-box>
            <text:p text:style-name="P7"><text:span text:style-name="T2">Loader callbacks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2" draw:text-style-name="P1" draw:layer="layout" svg:width="7.874cm" svg:height="5.334cm" svg:x="10.16cm" svg:y="13.97cm">
          <text:p text:style-name="P1"><text:span text:style-name="T6">SensApp</text:span></text:p>
          <text:p text:style-name="P1"><text:span text:style-name="T7">Android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096cm" svg:height="1.778cm" svg:x="20.066cm" svg:y="1.778cm">
          <text:p text:style-name="P8"><text:span text:style-name="T6">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6.096cm" svg:height="6.35cm" svg:x="1.016cm" svg:y="8.636cm">
          <text:p text:style-name="P8"><text:span text:style-name="T6">Client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5.08cm" svg:height="1.27cm" svg:x="1.524cm" svg:y="10.16cm">
          <text:p text:style-name="P1">Esu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5.08cm" svg:height="1.27cm" svg:x="1.524cm" svg:y="11.684cm">
          <text:p text:style-name="P1">Sensor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5.08cm" svg:height="1.27cm" svg:x="1.524cm" svg:y="13.208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35cm" svg:height="2.032cm" svg:x="10.922cm" svg:y="16.764cm">
          <text:p text:style-name="P1">Content 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8" draw:text-style-name="P1" draw:layer="layout" svg:width="9.415cm" svg:height="19.974cm" draw:transform="skewX (0.144338729139931) rotate (1.49225651045515) translate (0.0166118667968817cm 15.7986638917067cm)" svg:viewBox="0 0 9416 19975" svg:d="m0 19975c12759-3 8853-19975 8853-19975">
          <text:p/>
        </draw:path>
        <draw:frame draw:style-name="gr17" draw:text-style-name="P9" draw:layer="layout" svg:width="5.08cm" svg:height="0.962cm" svg:x="8.128cm" svg:y="9.706cm">
          <draw:text-box>
            <text:p text:style-name="P9"><text:span text:style-name="T8">Android device</text:span></text:p>
          </draw:text-box>
        </draw:frame>
        <draw:custom-shape draw:style-name="gr25" draw:text-style-name="P1" draw:layer="layout" svg:width="0.762cm" svg:height="11.199cm" draw:transform="rotate (-0.551873109480608) translate (20.357cm 3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762cm" svg:height="12.85cm" draw:transform="rotate (-0.539481271791448) translate (24.689cm 3.9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4.496cm" svg:height="0.552cm" draw:transform="rotate (-0.67090456446662) translate (7.4cm 14.3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8" draw:text-style-name="P1" draw:layer="layout" svg:width="8.146cm" svg:height="5.935cm" draw:transform="skewX (-0.346971455296473) rotate (-3.00807496581223) translate (27.4324913726837cm 5.0999283630351cm)" svg:viewBox="0 0 8147 5936" svg:d="m0 0c11295-1 7552 5936 7552 5936">
          <text:p/>
        </draw:path>
        <draw:frame draw:style-name="gr17" draw:text-style-name="P9" draw:layer="layout" svg:width="3.302cm" svg:height="0.962cm" svg:x="17.018cm" svg:y="0.254cm">
          <draw:text-box>
            <text:p text:style-name="P9"><text:span text:style-name="T8">Internet</text:span></text:p>
          </draw:text-box>
        </draw:frame>
        <draw:frame draw:style-name="gr17" draw:text-style-name="P10" draw:layer="layout" svg:width="3.048cm" svg:height="0.725cm" svg:x="18.542cm" svg:y="8.419cm">
          <draw:text-box>
            <text:p text:style-name="P10"><text:span text:style-name="T9">HTTP/REST</text:span></text:p>
          </draw:text-box>
        </draw:frame>
        <draw:frame draw:style-name="gr17" draw:text-style-name="P11" draw:layer="layout" svg:width="3.302cm" svg:height="1.199cm" svg:x="6.096cm" svg:y="16.002cm">
          <draw:text-box>
            <text:p text:style-name="P11"><text:span text:style-name="T9">Content resolver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1T09:41:58</meta:creation-date>
    <meta:generator>LibreOffice/3.5$Linux_X86_64 LibreOffice_project/350m1$Build-2</meta:generator>
    <dc:date>2012-07-31T14:47:19</dc:date>
    <meta:editing-duration>PT5H2M2S</meta:editing-duration>
    <meta:editing-cycles>35</meta:editing-cycles>
    <meta:document-statistic meta:object-count="82"/>
  </office:meta>
</office:document-meta>
</file>